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7403200001841000018410C52C5F4BB49EBD2.svg" manifest:media-type="image/svg+xml"/>
  <manifest:file-entry manifest:full-path="Pictures/100002010000004400000044E1F737B835DE7EBF.png" manifest:media-type="image/png"/>
  <manifest:file-entry manifest:full-path="Pictures/100026170000070E0000070E1AD92A0C01E28D17.svg" manifest:media-type="image/svg+xml"/>
  <manifest:file-entry manifest:full-path="Pictures/10000201000000EB000000EB7B44FD59F37E0854.png" manifest:media-type="image/png"/>
  <manifest:file-entry manifest:full-path="Pictures/100000000000014A0000014A440CD929A1862F3E.png" manifest:media-type="image/png"/>
  <manifest:file-entry manifest:full-path="Pictures/100015350000072A0000072A58D360BD441591EE.svg" manifest:media-type="image/svg+xml"/>
  <manifest:file-entry manifest:full-path="Pictures/100000000000019A0000019A26370EA8F3D93E8B.png" manifest:media-type="image/png"/>
  <manifest:file-entry manifest:full-path="Pictures/10000000000001AE000001AE70CE708C2BF237CD.jpg" manifest:media-type="image/jpeg"/>
  <manifest:file-entry manifest:full-path="Pictures/100002010000004500000045EEA7FE308EC79B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标准" style:font-pitch="fixed"/>
    <style:font-face style:name="courier 10 pitch1" svg:font-family="'courier 10 pitch'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FreeMono" svg:font-family="FreeMono" style:font-family-generic="modern" style:font-pitch="variable"/>
    <style:font-face style:name="思源黑体 CN Normal4" svg:font-family="'思源黑体 CN Norma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arlito" svg:font-family="Carlito" style:font-family-generic="swiss" style:font-pitch="variable"/>
    <style:font-face style:name="思源黑体 CN Normal2" svg:font-family="'思源黑体 CN Normal'" style:font-family-generic="swiss" style:font-pitch="variable"/>
    <style:font-face style:name="Lohit Devanagari" svg:font-family="'Lohit Devanagari'" style:font-family-generic="system" style:font-pitch="variable"/>
    <style:font-face style:name="思源黑体 CN Normal3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3.134cm"/>
    </style:style>
    <style:style style:name="pr2" style:family="presentation" style:parent-style-name="默认-subtitle">
      <style:graphic-properties draw:fill-color="#ffffff" draw:auto-grow-height="true" fo:min-height="4.819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title">
      <style:graphic-properties draw:auto-grow-height="true" fo:min-height="2.63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notes">
      <style:graphic-properties draw:fill-color="#ffffff" fo:min-height="13.364cm"/>
    </style:style>
    <style:style style:name="pr7" style:family="presentation" style:parent-style-name="默认-subtitle">
      <style:graphic-properties draw:fill-color="#ffffff" draw:auto-grow-height="true" fo:min-height="11.315cm"/>
    </style:style>
    <style:style style:name="pr8" style:family="presentation" style:parent-style-name="默认-outline1">
      <style:graphic-properties fo:min-height="4.106cm"/>
    </style:style>
    <style:style style:name="pr9" style:family="presentation" style:parent-style-name="默认-title">
      <style:graphic-properties fo:min-height="2.63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-color="#ffffff"/>
      <style:text-properties style:font-name="思源黑体 CN Normal1" style:font-name-asian="思源黑体 CN Normal1" style:font-size-asian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思源黑体 CN Normal1" fo:font-size="48pt" style:font-name-asian="思源黑体 CN Normal1" style:font-size-asian="48pt" style:font-size-complex="48pt"/>
    </style:style>
    <style:style style:name="P6" style:family="paragraph">
      <style:paragraph-properties fo:line-height="100%"/>
    </style:style>
    <style:style style:name="P7" style:family="paragraph">
      <style:paragraph-properties fo:line-height="100%"/>
      <style:text-properties style:font-name="思源黑体 CN Normal1" style:font-name-asian="思源黑体 CN Normal1"/>
    </style:style>
    <style:style style:name="P8" style:family="paragraph">
      <style:text-properties style:font-name="思源黑体 CN Normal1" fo:font-size="48pt" style:font-size-asian="48pt" style:font-size-complex="48pt"/>
    </style:style>
    <style:style style:name="P9" style:family="paragraph">
      <style:paragraph-properties fo:line-height="115%" fo:text-align="start"/>
    </style:style>
    <style:style style:name="P10" style:family="paragraph">
      <style:paragraph-properties fo:margin-left="0cm" fo:margin-right="0cm" fo:line-height="150%" fo:text-align="start" fo:text-indent="0cm"/>
    </style:style>
    <style:style style:name="P11" style:family="paragraph">
      <loext:graphic-properties draw:fill-color="#ffffff"/>
      <style:paragraph-properties fo:margin-left="0cm" fo:margin-right="0cm" fo:line-height="150%" fo:text-align="start" fo:text-indent="0cm"/>
      <style:text-properties style:font-name="思源黑体 CN Normal1" style:font-name-asian="思源黑体 CN Normal1" style:font-size-asian="32pt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style:paragraph-properties fo:line-height="115%"/>
    </style:style>
    <style:style style:name="P14" style:family="paragraph">
      <style:paragraph-properties fo:line-height="115%"/>
      <style:text-properties style:font-name="思源黑体 CN Normal1" style:font-name-asian="思源黑体 CN Normal1"/>
    </style:style>
    <style:style style:name="P15" style:family="paragraph">
      <style:paragraph-properties fo:line-height="100%"/>
      <style:text-properties style:font-name="思源黑体 CN Normal1"/>
    </style:style>
    <style:style style:name="P16" style:family="paragraph">
      <style:text-properties style:font-name="思源黑体 CN Normal1"/>
    </style:style>
    <style:style style:name="P17" style:family="paragraph">
      <style:paragraph-properties fo:line-height="100%"/>
      <style:text-properties style:font-name="courier 10 pitch1" fo:font-size="16.7000007629395pt" style:font-size-asian="16.7000007629395pt" style:font-size-complex="16.7000007629395pt"/>
    </style:style>
    <style:style style:name="P18" style:family="paragraph">
      <style:paragraph-properties fo:line-height="100%"/>
      <style:text-properties style:font-name="courier 10 pitch1"/>
    </style:style>
    <style:style style:name="P19" style:family="paragraph">
      <style:paragraph-properties fo:line-height="115%"/>
      <style:text-properties style:font-name="思源黑体 CN Normal1" style:font-name-asian="FreeMono1"/>
    </style:style>
    <style:style style:name="P20" style:family="paragraph">
      <style:text-properties style:font-name="思源黑体 CN Normal1" fo:font-size="48pt" style:font-name-asian="Carlito" style:font-size-asian="48pt" style:font-size-complex="48pt"/>
    </style:style>
    <style:style style:name="P21" style:family="paragraph">
      <style:text-properties style:font-name="Carlito" fo:font-size="48pt" style:font-size-asian="48pt" style:font-size-complex="48pt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loext:graphic-properties draw:fill-color="#ffffff"/>
      <style:text-properties style:font-size-asian="20pt"/>
    </style:style>
    <style:style style:name="P24" style:family="paragraph">
      <style:text-properties fo:font-size="32pt" fo:font-weight="normal" style:font-size-asian="32pt" style:font-weight-asian="normal" style:font-size-complex="32pt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思源黑体 CN Normal1" fo:font-size="44pt" style:font-name-asian="思源黑体 CN Normal1" style:font-size-asian="32pt" style:font-size-complex="44pt"/>
    </style:style>
    <style:style style:name="T3" style:family="text">
      <style:text-properties style:font-name="思源黑体 CN Normal1" fo:font-size="48pt" style:font-name-asian="思源黑体 CN Normal1" style:font-size-asian="48pt" style:font-size-complex="48pt"/>
    </style:style>
    <style:style style:name="T4" style:family="text">
      <style:text-properties style:font-name="思源黑体 CN Normal1" style:font-name-asian="思源黑体 CN Normal1"/>
    </style:style>
    <style:style style:name="T5" style:family="text">
      <style:text-properties fo:color="#6666ff" style:font-name="思源黑体 CN Normal1" style:text-underline-style="solid" style:text-underline-width="auto" style:text-underline-color="font-color" style:font-name-asian="思源黑体 CN Normal1"/>
    </style:style>
    <style:style style:name="T6" style:family="text">
      <style:text-properties style:font-name="思源黑体 CN Normal1" fo:font-size="48pt" style:font-size-asian="48pt" style:font-size-complex="48pt"/>
    </style:style>
    <style:style style:name="T7" style:family="text">
      <style:text-properties style:font-name="思源黑体 CN Normal1" fo:font-size="24pt" style:font-name-asian="思源黑体 CN Normal1" style:font-size-asian="24pt" style:font-size-complex="24pt"/>
    </style:style>
    <style:style style:name="T8" style:family="text">
      <style:text-properties style:font-name="思源黑体 CN Normal1" style:font-name-asian="思源黑体 CN Normal1" style:font-size-asian="32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style:font-name="思源黑体 CN Normal1" fo:font-size="28pt" style:font-name-asian="思源黑体 CN Normal1" style:font-size-asian="28pt" style:font-size-complex="28pt"/>
    </style:style>
    <style:style style:name="T11" style:family="text">
      <style:text-properties style:font-name="思源黑体 CN Normal1" fo:font-size="20pt" style:font-name-asian="思源黑体 CN Normal1" style:font-size-asian="28pt" style:font-size-complex="28pt"/>
    </style:style>
    <style:style style:name="T12" style:family="text">
      <style:text-properties style:font-name="思源黑体 CN Normal1" fo:font-size="28pt" style:font-name-asian="思源黑体 CN Normal1" style:font-size-asian="44pt" style:font-size-complex="44pt"/>
    </style:style>
    <style:style style:name="T13" style:family="text">
      <style:text-properties fo:font-size="32pt" style:font-size-asian="44pt" style:font-size-complex="44pt"/>
    </style:style>
    <style:style style:name="T14" style:family="text">
      <style:text-properties style:font-name="思源黑体 CN Normal1" fo:font-size="22pt" style:font-name-asian="思源黑体 CN Normal1" style:font-size-asian="32pt" style:font-size-complex="32pt"/>
    </style:style>
    <style:style style:name="T15" style:family="text">
      <style:text-properties style:font-name-asian="思源黑体 CN Normal1"/>
    </style:style>
    <style:style style:name="T16" style:family="text">
      <style:text-properties style:font-name="思源黑体 CN Normal1" fo:font-size="32pt" style:font-name-asian="思源黑体 CN Normal1" style:font-size-asian="32pt" style:font-size-complex="32pt"/>
    </style:style>
    <style:style style:name="T17" style:family="text">
      <style:text-properties fo:font-size="28pt" style:font-name-asian="思源黑体 CN Normal1" style:font-size-asian="28pt" style:font-size-complex="28pt"/>
    </style:style>
    <style:style style:name="T18" style:family="text">
      <style:text-properties style:font-name="思源黑体 CN Normal1" fo:font-size="24.7000007629395pt" style:font-size-asian="24.7000007629395pt" style:font-size-complex="24.7000007629395pt"/>
    </style:style>
    <style:style style:name="T19" style:family="text">
      <style:text-properties style:font-name="思源黑体 CN Normal1" fo:font-size="21.6000003814697pt" style:font-size-asian="21.6000003814697pt" style:font-size-complex="21.6000003814697pt"/>
    </style:style>
    <style:style style:name="T20" style:family="text">
      <style:text-properties style:font-name="思源黑体 CN Normal1"/>
    </style:style>
    <style:style style:name="T21" style:family="text">
      <style:text-properties style:font-name="思源黑体 CN Normal1" fo:font-size="27.2000007629395pt" style:font-size-asian="27.2000007629395pt" style:font-size-complex="27.2000007629395pt"/>
    </style:style>
    <style:style style:name="T22" style:family="text">
      <style:text-properties fo:color="#0000ff" style:font-name="courier 10 pitch1" fo:font-size="16.7000007629395pt" style:font-size-asian="16.7000007629395pt" style:font-size-complex="16.7000007629395pt"/>
    </style:style>
    <style:style style:name="T23" style:family="text">
      <style:text-properties fo:color="#008a8c" style:font-name="courier 10 pitch1" fo:font-size="16.7000007629395pt" style:font-size-asian="16.7000007629395pt" style:font-size-complex="16.7000007629395pt"/>
    </style:style>
    <style:style style:name="T24" style:family="text">
      <style:text-properties style:font-name="courier 10 pitch1" fo:font-size="16.7000007629395pt" style:font-size-asian="16.7000007629395pt" style:font-size-complex="16.7000007629395pt"/>
    </style:style>
    <style:style style:name="T25" style:family="text">
      <style:text-properties fo:color="#ff33ff" style:font-name="courier 10 pitch1" fo:font-size="16.7000007629395pt" style:font-size-asian="16.7000007629395pt" style:font-size-complex="16.7000007629395pt"/>
    </style:style>
    <style:style style:name="T26" style:family="text">
      <style:text-properties fo:color="#ff0bff" style:font-name="courier 10 pitch1" fo:font-size="16.7000007629395pt" style:font-size-asian="16.7000007629395pt" style:font-size-complex="16.7000007629395pt"/>
    </style:style>
    <style:style style:name="T27" style:family="text">
      <style:text-properties fo:color="#0000ff" style:font-name="courier 10 pitch1"/>
    </style:style>
    <style:style style:name="T28" style:family="text">
      <style:text-properties fo:color="#a020f0" style:font-name="courier 10 pitch1"/>
    </style:style>
    <style:style style:name="T29" style:family="text">
      <style:text-properties style:font-name="courier 10 pitch1"/>
    </style:style>
    <style:style style:name="T30" style:family="text">
      <style:text-properties fo:color="#ff0bff" style:font-name="courier 10 pitch1"/>
    </style:style>
    <style:style style:name="T31" style:family="text">
      <style:text-properties fo:color="#2e8b57" style:font-name="courier 10 pitch1" fo:font-weight="bold" style:font-weight-asian="bold" style:font-weight-complex="bold"/>
    </style:style>
    <style:style style:name="T32" style:family="text">
      <style:text-properties fo:color="#a52a2a" style:font-name="courier 10 pitch1" fo:font-weight="bold" style:font-weight-asian="bold" style:font-weight-complex="bold"/>
    </style:style>
    <style:style style:name="T33" style:family="text">
      <style:text-properties fo:color="#6a5acd" style:font-name="courier 10 pitch1"/>
    </style:style>
    <style:style style:name="T34" style:family="text">
      <style:text-properties style:font-name="思源黑体 CN Normal1" style:font-name-asian="FreeMono1"/>
    </style:style>
    <style:style style:name="T35" style:family="text">
      <style:text-properties style:font-name="思源黑体 CN Normal1" fo:font-size="28pt" style:font-name-asian="FreeMono1" style:font-size-asian="28pt" style:font-size-complex="28pt"/>
    </style:style>
    <style:style style:name="T36" style:family="text">
      <style:text-properties style:font-name="思源黑体 CN Normal1" fo:font-size="48pt" style:font-name-asian="Carlito" style:font-size-asian="48pt" style:font-size-complex="48pt"/>
    </style:style>
    <style:style style:name="T37" style:family="text">
      <style:text-properties style:font-name-asian="FreeMono1"/>
    </style:style>
    <style:style style:name="T38" style:family="text">
      <style:text-properties fo:color="#0000ff" style:font-name="思源黑体 CN Normal1" fo:font-size="28pt" style:text-underline-style="solid" style:text-underline-width="auto" style:text-underline-color="font-color" style:font-name-asian="思源黑体 CN Normal1" style:font-size-asian="28pt" style:font-size-complex="28pt"/>
    </style:style>
    <style:style style:name="T39" style:family="text">
      <style:text-properties fo:font-size="32pt" style:font-size-asian="32pt" style:font-size-complex="32pt"/>
    </style:style>
    <style:style style:name="T40" style:family="text">
      <style:text-properties fo:font-size="28pt" style:font-size-asian="28pt" style:font-size-complex="28pt"/>
    </style:style>
    <style:style style:name="T41" style:family="text">
      <style:text-properties fo:font-size="32pt" fo:font-weight="normal" style:font-size-asian="32pt" style:font-weight-asian="normal" style:font-size-complex="32pt"/>
    </style:style>
    <style:style style:name="T42" style:family="text">
      <style:text-properties fo:color="#ff00ff" fo:font-size="32pt" fo:font-weight="normal" fo:background-color="transparent" style:font-size-asian="32pt" style:font-weight-asian="normal" style:font-size-complex="32pt"/>
    </style:style>
    <style:style style:name="T43" style:family="text">
      <style:text-properties fo:color="#ff00ff" fo:font-size="32pt" fo:font-weight="normal" style:font-size-asian="32pt" style:font-weight-asian="normal" style:font-size-complex="32pt"/>
    </style:style>
    <style:style style:name="T44" style:family="text">
      <style:text-properties fo:font-size="32pt" style:text-underline-style="solid" style:text-underline-width="auto" style:text-underline-color="font-color" fo:font-weight="normal" style:font-size-asian="32pt" style:font-weight-asian="normal" style:font-size-complex="32pt"/>
    </style:style>
    <style:style style:name="T45" style:family="text">
      <style:text-properties fo:color="#ff00ff" style:font-name="Courier 10 Pitch2" fo:font-size="32pt" fo:font-weight="normal" style:font-size-asian="32pt" style:font-weight-asian="normal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3.575cm" presentation:class="title" presentation:user-transformed="true">
          <draw:text-box>
            <text:p><text:span text:style-name="T1">欢迎加入</text:span><text:span text:style-name="T1">HCC</text:span></text:p>
          </draw:text-box>
        </draw:frame>
        <draw:frame presentation:style-name="pr2" draw:text-style-name="P2" draw:layer="layout" svg:width="25.199cm" svg:height="4.819cm" svg:x="1.4cm" svg:y="6.8cm" presentation:class="subtitle" presentation:user-transformed="true">
          <draw:text-box>
            <text:p><text:span text:style-name="T2">让我们一起走进编程世界</text:span></text:p>
          </draw:text-box>
        </draw:frame>
        <draw:frame draw:style-name="gr1" draw:text-style-name="P3" draw:layer="layout" svg:width="3.833cm" svg:height="3.833cm" svg:x="22.1cm" svg:y="9.967cm">
          <draw:image xlink:href="Pictures/100015350000072A0000072A58D360BD441591EE.svg" xlink:type="simple" xlink:show="embed" xlink:actuate="onLoad">
            <text:p/>
          </draw:image>
          <draw:image xlink:href="Pictures/100002010000004500000045EEA7FE308EC79B0A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3">
        <office:forms form:automatic-focus="false" form:apply-design-mode="false"/>
        <draw:frame presentation:style-name="pr4" draw:text-style-name="P5" draw:layer="layout" svg:width="25.199cm" svg:height="2.63cm" svg:x="1.4cm" svg:y="0.626cm" presentation:class="title" presentation:user-transformed="true">
          <draw:text-box>
            <text:p><text:span text:style-name="T3">加入</text:span><text:span text:style-name="T3">HCC</text:span></text:p>
          </draw:text-box>
        </draw:frame>
        <draw:frame presentation:style-name="pr5" draw:text-style-name="P7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4">扫描二维码以加入</text:span></text:p>
              </text:list-item>
              <text:list-item>
                <text:p text:style-name="P6"><text:span text:style-name="T4">无法扫描？</text:span></text:p>
                <text:list>
                  <text:list-item>
                    <text:p text:style-name="P6"><text:span text:style-name="T4">输入以下网址</text:span></text:p>
                  </text:list-item>
                  <text:list-item>
                    <text:p text:style-name="P6"><text:span text:style-name="T5">shiyiquan.net/club/hcc-computer-community/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9.134cm" svg:height="9.134cm" svg:x="15.894cm" svg:y="3.685cm" presentation:class="graphic">
          <draw:image xlink:href="Pictures/100000000000019A0000019A26370EA8F3D93E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活动通知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邮件</text:p>
              </text:list-item>
              <text:list-item>
                <text:p>微信</text:p>
              </text:list-item>
              <text:list-item>
                <text:p>十一圈</text:p>
              </text:list-item>
            </text:list>
          </draw:text-box>
        </draw:frame>
        <draw:frame draw:style-name="gr3" draw:text-style-name="P3" draw:layer="layout" svg:width="9.314cm" svg:height="9.315cm" svg:x="15.804cm" svg:y="3.685cm" presentation:class="graphic" presentation:user-transformed="true">
          <draw:image xlink:href="Pictures/10000000000001AE000001AE70CE708C2BF237C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3">
        <office:forms form:automatic-focus="false" form:apply-design-mode="false"/>
        <draw:frame presentation:style-name="pr4" draw:text-style-name="P8" draw:layer="layout" svg:width="25.199cm" svg:height="2.63cm" svg:x="1.4cm" svg:y="0.627cm" presentation:class="title">
          <draw:text-box>
            <text:p><text:span text:style-name="T6">What is HCC?</text:span></text:p>
          </draw:text-box>
        </draw:frame>
        <draw:frame presentation:style-name="pr5" draw:layer="layout" svg:width="12.297cm" svg:height="9.134cm" svg:x="1.4cm" svg:y="3.685cm" presentation:class="outline">
          <draw:text-box>
            <text:p text:style-name="P9"><text:span text:style-name="T7">　　</text:span><text:span text:style-name="T7">HCC </text:span><text:span text:style-name="T7">社团是我校最大、最权威的计算机及网络类社团，成立于</text:span><text:span text:style-name="T7">2000</text:span><text:span text:style-name="T7">年。社团负责学校部分网站的维护工作，并致力于为社员提供应用开源软件技术，提升自身能力的空间。</text:span></text:p>
            <text:p text:style-name="P9"><text:span text:style-name="T7"/></text:p>
          </draw:text-box>
        </draw:frame>
        <draw:frame draw:style-name="gr3" draw:text-style-name="P3" draw:layer="layout" svg:width="9.134cm" svg:height="9.134cm" svg:x="15.894cm" svg:y="3.685cm" presentation:class="graphic">
          <draw:image xlink:href="Pictures/100026170000070E0000070E1AD92A0C01E28D17.svg" xlink:type="simple" xlink:show="embed" xlink:actuate="onLoad">
            <text:p/>
          </draw:image>
          <draw:image xlink:href="Pictures/100002010000004400000044E1F737B835DE7EBF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0">
        <office:forms form:automatic-focus="false" form:apply-design-mode="false"/>
        <draw:frame presentation:style-name="pr4" draw:text-style-name="P5" draw:layer="layout" svg:width="25.199cm" svg:height="2.63cm" svg:x="1.4cm" svg:y="0.627cm" presentation:class="title" presentation:user-transformed="true">
          <draw:text-box>
            <text:p><text:span text:style-name="T3">我们会干什么？</text:span></text:p>
          </draw:text-box>
        </draw:frame>
        <draw:frame presentation:style-name="pr7" draw:text-style-name="P11" draw:layer="layout" svg:width="19.399cm" svg:height="11.315cm" svg:x="7.2cm" svg:y="3.685cm" presentation:class="subtitle" presentation:user-transformed="true">
          <draw:text-box>
            <text:list text:style-name="L1">
              <text:list-item>
                <text:p text:style-name="P10"><text:span text:style-name="T8">电脑讲座</text:span><text:span text:style-name="T8"><text:tab/></text:span><text:span text:style-name="T8"><text:tab/></text:span><text:span text:style-name="T8"><text:tab/></text:span><text:span text:style-name="T8"><text:tab/></text:span><text:span text:style-name="T8">周三</text:span></text:p>
              </text:list-item>
              <text:list-item>
                <text:p text:style-name="P10"><text:span text:style-name="T8">学习编程</text:span><text:span text:style-name="T8"><text:tab/></text:span><text:span text:style-name="T8"><text:tab/></text:span><text:span text:style-name="T8"><text:tab/></text:span><text:span text:style-name="T8"><text:tab/></text:span><text:span text:style-name="T8">周四</text:span></text:p>
              </text:list-item>
              <text:list-item>
                <text:p text:style-name="P10"><text:span text:style-name="T8">开发网站</text:span><text:span text:style-name="T8"><text:tab/></text:span><text:span text:style-name="T8"><text:tab/></text:span><text:span text:style-name="T8"><text:tab/></text:span><text:span text:style-name="T8"><text:tab/></text:span><text:span text:style-name="T8">周二</text:span></text:p>
              </text:list-item>
              <text:list-item>
                <text:p text:style-name="P10"><text:span text:style-name="T8">应用开发</text:span><text:span text:style-name="T8"><text:tab/></text:span><text:span text:style-name="T8"><text:tab/></text:span><text:span text:style-name="T8"><text:tab/></text:span><text:span text:style-name="T8"><text:tab/></text:span><text:span text:style-name="T8">周一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3">
        <office:forms form:automatic-focus="false" form:apply-design-mode="false"/>
        <draw:frame presentation:style-name="pr4" draw:text-style-name="P12" draw:layer="layout" svg:width="25.199cm" svg:height="2.63cm" svg:x="1.4cm" svg:y="0.627cm" presentation:class="title" presentation:user-transformed="true">
          <draw:text-box>
            <text:p><text:span text:style-name="T9">电脑讲座</text:span></text:p>
          </draw:text-box>
        </draw:frame>
        <draw:frame presentation:style-name="pr5" draw:text-style-name="P14" draw:layer="layout" svg:width="12.297cm" svg:height="11.315cm" svg:x="1.4cm" svg:y="3.685cm" presentation:class="outline" presentation:user-transformed="true">
          <draw:text-box>
            <text:list text:style-name="L2">
              <text:list-item>
                <text:p text:style-name="P13"><text:span text:style-name="T4">内容</text:span></text:p>
                <text:list>
                  <text:list-item>
                    <text:p text:style-name="P13"><text:span text:style-name="T4">程序设计</text:span></text:p>
                  </text:list-item>
                  <text:list-item>
                    <text:p text:style-name="P13"><text:span text:style-name="T4">操作系统</text:span></text:p>
                  </text:list-item>
                  <text:list-item>
                    <text:p text:style-name="P13"><text:span text:style-name="T10">网络基础</text:span></text:p>
                  </text:list-item>
                  <text:list-item>
                    <text:p text:style-name="P13"><text:span text:style-name="T11">信息安</text:span><text:span text:style-name="T4">全</text:span></text:p>
                  </text:list-item>
                  <text:list-item>
                    <text:p text:style-name="P13"><text:span text:style-name="T12">3D</text:span><text:span text:style-name="T4">建模</text:span></text:p>
                  </text:list-item>
                  <text:list-item>
                    <text:p text:style-name="P13"><text:span text:style-name="T4">……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12.297cm" svg:height="8.315cm" svg:x="14.313cm" svg:y="3.685cm" presentation:class="outline" presentation:user-transformed="true">
          <draw:text-box>
            <text:list text:style-name="L2">
              <text:list-item>
                <text:p text:style-name="P13"><text:span text:style-name="T4">时间</text:span></text:p>
                <text:list>
                  <text:list-item>
                    <text:p text:style-name="P13"><text:span text:style-name="T4">每周三</text:span></text:p>
                  </text:list-item>
                </text:list>
              </text:list-item>
              <text:list-item>
                <text:p text:style-name="P13"><text:span text:style-name="T4">对象</text:span></text:p>
                <text:list>
                  <text:list-item>
                    <text:p text:style-name="P13"><text:span text:style-name="T4">任何</text:span><text:span text:style-name="T12">HCC</text:span><text:span text:style-name="T4">社员</text:span></text:p>
                  </text:list-item>
                  <text:list-item>
                    <text:p text:style-name="P13"><text:span text:style-name="T4">对电脑感兴趣即可参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3T18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讲座内容</text:p>
          </draw:text-box>
        </draw:frame>
        <draw:frame presentation:style-name="pr8" draw:text-style-name="P7" draw:layer="layout" svg:width="12.297cm" svg:height="4.356cm" svg:x="1.4cm" svg:y="3.885cm" presentation:class="outline" presentation:user-transformed="true">
          <draw:text-box>
            <text:list text:style-name="L2">
              <text:list-item>
                <text:p>简单<text:span text:style-name="T13">Python</text:span>编程</text:p>
                <text:list>
                  <text:list-item>
                    <text:p>解决复杂数学问题</text:p>
                  </text:list-item>
                  <text:list-item>
                    <text:p>轻松分析数据</text:p>
                  </text:list-item>
                </text:list>
              </text:list-item>
            </text:list>
          </draw:text-box>
        </draw:frame>
        <draw:frame presentation:style-name="pr8" draw:text-style-name="P6" draw:layer="layout" svg:width="12.297cm" svg:height="4.356cm" svg:x="14.313cm" svg:y="3.885cm" presentation:class="outline" presentation:user-transformed="true">
          <draw:text-box>
            <text:list text:style-name="L2">
              <text:list-item>
                <text:p text:style-name="P6">通过命令行操纵电脑</text:p>
                <text:list>
                  <text:list-item>
                    <text:p>压缩文件并发送邮件</text:p>
                  </text:list-item>
                  <text:list-item>
                    <text:p>远程操控电脑</text:p>
                  </text:list-item>
                </text:list>
              </text:list-item>
            </text:list>
          </draw:text-box>
        </draw:frame>
        <draw:frame presentation:style-name="pr8" draw:text-style-name="P7" draw:layer="layout" svg:width="12.297cm" svg:height="5.944cm" svg:x="14.313cm" svg:y="9.056cm" presentation:class="outline" presentation:user-transformed="true">
          <draw:text-box>
            <text:list text:style-name="L2">
              <text:list-item>
                <text:p text:style-name="P6"><text:span text:style-name="T14">信息安</text:span><text:span text:style-name="T4">全</text:span></text:p>
                <text:list>
                  <text:list-item>
                    <text:p><text:span text:style-name="T15">伪造网络请求</text:span></text:p>
                  </text:list-item>
                  <text:list-item>
                    <text:p><text:span text:style-name="T15">网络封禁是如何进行的</text:span></text:p>
                  </text:list-item>
                  <text:list-item>
                    <text:p><text:span text:style-name="T15">了解垃圾邮件的原理</text:span></text:p>
                  </text:list-item>
                </text:list>
              </text:list-item>
            </text:list>
          </draw:text-box>
        </draw:frame>
        <draw:frame presentation:style-name="pr8" draw:text-style-name="P7" draw:layer="layout" svg:width="12.297cm" svg:height="5.944cm" svg:x="1.4cm" svg:y="9.056cm" presentation:class="outline" presentation:user-transformed="true">
          <draw:text-box>
            <text:list text:style-name="L2">
              <text:list-item>
                <text:p text:style-name="P6"><text:span text:style-name="T16">网络基础</text:span></text:p>
                <text:list>
                  <text:list-item>
                    <text:p><text:span text:style-name="T10">nslookup / host</text:span></text:p>
                  </text:list-item>
                  <text:list-item>
                    <text:p><text:span text:style-name="T17">ping / traceroute</text:span></text:p>
                  </text:list-item>
                  <text:list-item>
                    <text:p><text:span text:style-name="T17">递归下载网页和文件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3T18">
        <office:forms form:automatic-focus="false" form:apply-design-mode="false"/>
        <draw:frame presentation:style-name="pr9" draw:text-style-name="P8" draw:layer="layout" svg:width="25.199cm" svg:height="2.63cm" svg:x="1.4cm" svg:y="0.627cm" presentation:class="title" presentation:user-transformed="true">
          <draw:text-box>
            <text:p><text:span text:style-name="T6">听完讲座后，你可以</text:span><text:span text:style-name="T6">...</text:span></text:p>
          </draw:text-box>
        </draw:frame>
        <draw:frame presentation:style-name="pr8" draw:text-style-name="P15" draw:layer="layout" svg:width="12.297cm" svg:height="4.415cm" svg:x="1.4cm" svg:y="4.385cm" presentation:class="outline" presentation:user-transformed="true">
          <draw:text-box>
            <text:list text:style-name="L2">
              <text:list-item>
                <text:p text:style-name="P6"><text:span text:style-name="T18">用更高端的方法排查网络故障</text:span><text:span text:style-name="T18">/</text:span><text:span text:style-name="T18">测试网络速度</text:span></text:p>
                <text:list>
                  <text:list-item>
                    <text:p><text:span text:style-name="T19">用</text:span><text:span text:style-name="T19">ping</text:span><text:span text:style-name="T19">轻松检查网络</text:span></text:p>
                  </text:list-item>
                </text:list>
              </text:list-item>
            </text:list>
          </draw:text-box>
        </draw:frame>
        <draw:frame presentation:style-name="pr8" draw:text-style-name="P16" draw:layer="layout" svg:width="12.297cm" svg:height="4.356cm" svg:x="14.313cm" svg:y="4.385cm" presentation:class="outline" presentation:user-transformed="true">
          <draw:text-box>
            <text:list text:style-name="L2">
              <text:list-item>
                <text:p><text:span text:style-name="T20">更好地修理电脑</text:span></text:p>
                <text:list>
                  <text:list-item>
                    <text:p><text:span text:style-name="T20">找到备份磁盘的方法</text:span></text:p>
                  </text:list-item>
                  <text:list-item>
                    <text:p><text:span text:style-name="T20">轻松查找错误</text:span></text:p>
                  </text:list-item>
                </text:list>
              </text:list-item>
            </text:list>
          </draw:text-box>
        </draw:frame>
        <draw:frame presentation:style-name="pr8" draw:text-style-name="P16" draw:layer="layout" svg:width="12.297cm" svg:height="4.356cm" svg:x="14.313cm" svg:y="10.256cm" presentation:class="outline" presentation:user-transformed="true">
          <draw:text-box>
            <text:list text:style-name="L2">
              <text:list-item>
                <text:p><text:span text:style-name="T20">用</text:span><text:span text:style-name="T20">Python</text:span><text:span text:style-name="T20">更好的处理数学问题</text:span></text:p>
                <text:list>
                  <text:list-item>
                    <text:p><text:span text:style-name="T21">2^999</text:span><text:span text:style-name="T20">最后两位是多少？</text:span></text:p>
                  </text:list-item>
                </text:list>
              </text:list-item>
            </text:list>
          </draw:text-box>
        </draw:frame>
        <draw:frame presentation:style-name="pr8" draw:text-style-name="P16" draw:layer="layout" svg:width="12.297cm" svg:height="4.356cm" svg:x="1.4cm" svg:y="10.256cm" presentation:class="outline" presentation:user-transformed="true">
          <draw:text-box>
            <text:list text:style-name="L2">
              <text:list-item>
                <text:p><text:span text:style-name="T20">批量下载某个网站的所有文件</text:span></text:p>
                <text:list>
                  <text:list-item>
                    <text:p><text:span text:style-name="T20">下载维基百科以便随时查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4T15">
        <office:forms form:automatic-focus="false" form:apply-design-mode="false"/>
        <draw:frame presentation:style-name="pr4" draw:text-style-name="P12" draw:layer="layout" svg:width="25.199cm" svg:height="2.63cm" svg:x="1.4cm" svg:y="0.627cm" presentation:class="title" presentation:user-transformed="true">
          <draw:text-box>
            <text:p><text:span text:style-name="T9">2^999</text:span><text:span text:style-name="T9">最后两位是多少？</text:span></text:p>
          </draw:text-box>
        </draw:frame>
        <draw:frame presentation:style-name="pr8" draw:text-style-name="P17" draw:layer="layout" svg:width="12.297cm" svg:height="10.715cm" svg:x="1.4cm" svg:y="3.685cm" presentation:class="outline" presentation:user-transformed="true">
          <draw:text-box>
            <text:p text:style-name="P6"><text:span text:style-name="T22"># Python 3</text:span></text:p>
            <text:p text:style-name="P6"><text:span text:style-name="T23">print</text:span><text:span text:style-name="T24">(</text:span><text:span text:style-name="T25">2</text:span><text:span text:style-name="T24"> ** </text:span><text:span text:style-name="T25">999</text:span><text:span text:style-name="T24"> % </text:span><text:span text:style-name="T25">1</text:span><text:span text:style-name="T26">00</text:span><text:span text:style-name="T24">)</text:span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2">计算器</text:span></text:p>
            <text:p text:style-name="P6"><text:span text:style-name="T24">2^999</text:span></text:p>
          </draw:text-box>
        </draw:frame>
        <draw:frame presentation:style-name="pr5" draw:text-style-name="P18" draw:layer="layout" svg:width="12.297cm" svg:height="11.115cm" svg:x="14.313cm" svg:y="3.685cm" presentation:class="outline" presentation:user-transformed="true">
          <draw:text-box>
            <text:p text:style-name="P6"><text:span text:style-name="T27">// C++</text:span></text:p>
            <text:p text:style-name="P6"><text:span text:style-name="T28">#include</text:span><text:span text:style-name="T29"> </text:span><text:span text:style-name="T30">"stdio.h"</text:span></text:p>
            <text:p text:style-name="P6"><text:span text:style-name="T31">int</text:span><text:span text:style-name="T29"> main(</text:span><text:span text:style-name="T31">void</text:span><text:span text:style-name="T29">) {</text:span></text:p>
            <text:p text:style-name="P6"><text:span text:style-name="T29"><text:s text:c="2"/></text:span><text:span text:style-name="T31">int</text:span><text:span text:style-name="T29"> last = </text:span><text:span text:style-name="T30">1</text:span><text:span text:style-name="T29">;</text:span></text:p>
            <text:p text:style-name="P6"><text:span text:style-name="T29"><text:s text:c="2"/></text:span><text:span text:style-name="T32">for</text:span><text:span text:style-name="T29">(</text:span><text:span text:style-name="T31">int</text:span><text:span text:style-name="T29"> i = </text:span><text:span text:style-name="T30">0</text:span><text:span text:style-name="T29">; i &lt; </text:span><text:span text:style-name="T30">999</text:span><text:span text:style-name="T29">; i += </text:span><text:span text:style-name="T30">1</text:span><text:span text:style-name="T29">){</text:span></text:p>
            <text:p text:style-name="P6"><text:span text:style-name="T29"><text:s text:c="4"/></text:span><text:span text:style-name="T29">last *= 2;</text:span></text:p>
            <text:p text:style-name="P6"><text:span text:style-name="T29"><text:s text:c="4"/></text:span><text:span text:style-name="T29">last %= 100;</text:span></text:p>
            <text:p text:style-name="P6"><text:span text:style-name="T29"><text:s text:c="2"/></text:span><text:span text:style-name="T29">}</text:span></text:p>
            <text:p text:style-name="P6"><text:span text:style-name="T29"><text:s text:c="2"/></text:span><text:span text:style-name="T29">printf(</text:span><text:span text:style-name="T30">"</text:span><text:span text:style-name="T33">%d\n</text:span><text:span text:style-name="T30">"</text:span><text:span text:style-name="T29">, last);</text:span></text:p>
            <text:p text:style-name="P6"><text:span text:style-name="T29"><text:s text:c="2"/></text:span><text:span text:style-name="T32">return</text:span><text:span text:style-name="T29"> 0;</text:span></text:p>
            <text:p text:style-name="P6"><text:span text:style-name="T29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3">
        <office:forms form:automatic-focus="false" form:apply-design-mode="false"/>
        <draw:frame presentation:style-name="pr9" draw:text-style-name="P8" draw:layer="layout" svg:width="25.199cm" svg:height="2.63cm" svg:x="1.4cm" svg:y="0.627cm" presentation:class="title" presentation:user-transformed="true">
          <draw:text-box>
            <text:p><text:span text:style-name="T6">学习编程</text:span></text:p>
          </draw:text-box>
        </draw:frame>
        <draw:frame presentation:style-name="pr5" draw:text-style-name="P19" draw:layer="layout" svg:width="12.297cm" svg:height="11.115cm" svg:x="1.4cm" svg:y="3.685cm" presentation:class="outline" presentation:user-transformed="true">
          <draw:text-box>
            <text:list text:style-name="L2">
              <text:list-item>
                <text:p text:style-name="P6"><text:span text:style-name="T34">前端</text:span></text:p>
                <text:list>
                  <text:list-item>
                    <text:p text:style-name="P6"><text:span text:style-name="T34">HTML</text:span></text:p>
                  </text:list-item>
                  <text:list-item>
                    <text:p text:style-name="P6"><text:span text:style-name="T34">Bootstrap</text:span></text:p>
                  </text:list-item>
                  <text:list-item>
                    <text:p text:style-name="P6"><text:span text:style-name="T34">JavaScript</text:span></text:p>
                  </text:list-item>
                </text:list>
              </text:list-item>
              <text:list-item>
                <text:p text:style-name="P6"><text:span text:style-name="T34">后端</text:span></text:p>
                <text:list>
                  <text:list-item>
                    <text:p text:style-name="P6"><text:span text:style-name="T34">Python 3</text:span></text:p>
                  </text:list-item>
                  <text:list-item>
                    <text:p text:style-name="P6"><text:span text:style-name="T34">Flask</text:span></text:p>
                  </text:list-item>
                  <text:list-item>
                    <text:p text:style-name="P6"><text:span text:style-name="T34">Django</text:span></text:p>
                  </text:list-item>
                </text:list>
              </text:list-item>
            </text:list>
          </draw:text-box>
        </draw:frame>
        <draw:frame presentation:style-name="pr5" draw:text-style-name="P19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13"><text:span text:style-name="T34">时间</text:span></text:p>
                <text:list>
                  <text:list-item>
                    <text:p text:style-name="P13"><text:span text:style-name="T34">每周四</text:span></text:p>
                  </text:list-item>
                </text:list>
              </text:list-item>
              <text:list-item>
                <text:p text:style-name="P13"><text:span text:style-name="T34">对象</text:span></text:p>
                <text:list>
                  <text:list-item>
                    <text:p text:style-name="P13"><text:span text:style-name="T35">HCC</text:span><text:span text:style-name="T34">社员</text:span></text:p>
                  </text:list-item>
                  <text:list-item>
                    <text:p text:style-name="P13"><text:span text:style-name="T34">对编程感兴趣</text:span></text:p>
                  </text:list-item>
                  <text:list-item>
                    <text:p text:style-name="P13"><text:span text:style-name="T34">希望制作网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3">
        <office:forms form:automatic-focus="false" form:apply-design-mode="false"/>
        <draw:frame presentation:style-name="pr9" draw:text-style-name="P20" draw:layer="layout" svg:width="25.199cm" svg:height="2.63cm" svg:x="1.4cm" svg:y="0.627cm" presentation:class="title" presentation:user-transformed="true">
          <draw:text-box>
            <text:p><text:span text:style-name="T36">开发</text:span></text:p>
          </draw:text-box>
        </draw:frame>
        <draw:frame presentation:style-name="pr5" draw:text-style-name="P19" draw:layer="layout" svg:width="12.297cm" svg:height="10.715cm" svg:x="1.4cm" svg:y="3.685cm" presentation:class="outline" presentation:user-transformed="true">
          <draw:text-box>
            <text:list text:style-name="L2">
              <text:list-item>
                <text:p text:style-name="P13"><text:span text:style-name="T34">项目</text:span></text:p>
                <text:list>
                  <text:list-item>
                    <text:p text:style-name="P13"><text:span text:style-name="T34">十一圈</text:span></text:p>
                    <text:list>
                      <text:list-item>
                        <text:p text:style-name="P13"><text:span text:style-name="T34">完善中</text:span></text:p>
                      </text:list-item>
                    </text:list>
                  </text:list-item>
                  <text:list-item>
                    <text:p text:style-name="P13"><text:span text:style-name="T35">Container</text:span></text:p>
                    <text:list>
                      <text:list-item>
                        <text:p text:style-name="P13"><text:span text:style-name="T34">已完成</text:span></text:p>
                      </text:list-item>
                    </text:list>
                  </text:list-item>
                  <text:list-item>
                    <text:p><text:span text:style-name="T37">导航十一</text:span></text:p>
                    <text:list>
                      <text:list-item>
                        <text:p text:style-name="P13"><text:span text:style-name="T34">正在开发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9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13"><text:span text:style-name="T34">时间</text:span><text:span text:style-name="T34"><text:tab/></text:span></text:p>
                <text:list>
                  <text:list-item>
                    <text:p text:style-name="P13"><text:span text:style-name="T34">每周一、周三</text:span></text:p>
                  </text:list-item>
                </text:list>
              </text:list-item>
              <text:list-item>
                <text:p text:style-name="P13"><text:span text:style-name="T34">对象</text:span></text:p>
                <text:list>
                  <text:list-item>
                    <text:p text:style-name="P13"><text:span text:style-name="T34">已经学会前端</text:span><text:span text:style-name="T35">/</text:span><text:span text:style-name="T34">后端设计的社员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3">
        <office:forms form:automatic-focus="false" form:apply-design-mode="false"/>
        <draw:frame presentation:style-name="pr4" draw:text-style-name="P21" draw:layer="layout" svg:width="25.199cm" svg:height="2.63cm" svg:x="1.4cm" svg:y="0.627cm" presentation:class="title" presentation:user-transformed="true">
          <draw:text-box>
            <text:p><text:span text:style-name="T6">Container</text:span></text:p>
          </draw:text-box>
        </draw:frame>
        <draw:frame presentation:style-name="pr5" draw:text-style-name="P1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4">介绍</text:span></text:p>
                <text:list>
                  <text:list-item>
                    <text:p text:style-name="P13"><text:span text:style-name="T10">Container</text:span><text:span text:style-name="T10">是</text:span><text:span text:style-name="T10">HCC</text:span><text:span text:style-name="T10">社团成员开发的网盘应用</text:span></text:p>
                  </text:list-item>
                </text:list>
              </text:list-item>
              <text:list-item>
                <text:p text:style-name="P13"><text:span text:style-name="T4">访问</text:span><text:span text:style-name="T16">Container</text:span></text:p>
                <text:list>
                  <text:list-item>
                    <text:p text:style-name="P13"><text:span text:style-name="T10">http://</text:span><text:span text:style-name="T38">c.hcc.io</text:span><text:span text:style-name="T10">/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9.134cm" svg:height="9.134cm" svg:x="15.894cm" svg:y="3.685cm" presentation:class="graphic">
          <draw:image xlink:href="Pictures/100000000000014A0000014A440CD929A1862F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3">
        <office:forms form:automatic-focus="false" form:apply-design-mode="false"/>
        <draw:frame presentation:style-name="pr9" draw:text-style-name="P12" draw:layer="layout" svg:width="25.199cm" svg:height="2.63cm" svg:x="1.4cm" svg:y="0.627cm" presentation:class="title" presentation:user-transformed="true">
          <draw:text-box>
            <text:p><text:span text:style-name="T9">其他活动</text:span></text:p>
          </draw:text-box>
        </draw:frame>
        <draw:frame presentation:style-name="pr5" draw:text-style-name="P22" draw:layer="layout" svg:width="12.297cm" svg:height="7.819cm" svg:x="1.4cm" svg:y="5cm" presentation:class="outline" presentation:user-transformed="true">
          <draw:text-box>
            <text:list text:style-name="L2">
              <text:list-item>
                <text:p><text:span text:style-name="T39">Linux</text:span><text:span text:style-name="T39">安装日</text:span></text:p>
                <text:list>
                  <text:list-item>
                    <text:p><text:span text:style-name="T40">通过开源操作系统完成各种工作</text:span>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7.819cm" svg:x="14.313cm" svg:y="5cm" presentation:class="outline" presentation:user-transformed="true">
          <draw:text-box>
            <text:list text:style-name="L2">
              <text:list-item>
                <text:p><text:span text:style-name="T39">Git</text:span><text:span text:style-name="T39">使用技巧交流会</text:span></text:p>
                <text:list>
                  <text:list-item>
                    <text:p>了解一个不仅可以管理代码版本的工具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远程控制Linux计算机</text:p>
          </draw:text-box>
        </draw:frame>
        <draw:frame presentation:style-name="默认-outline1" draw:text-style-name="P24" draw:layer="layout" svg:width="12.297cm" svg:height="11.115cm" svg:x="1.4cm" svg:y="3.685cm" presentation:class="outline" presentation:user-transformed="true">
          <draw:text-box>
            <text:list text:style-name="L2">
              <text:list-item>
                <text:p><text:span text:style-name="T41">打开远程控制</text:span></text:p>
                <text:list>
                  <text:list-item>
                    <text:p><text:span text:style-name="T41">开始</text:span></text:p>
                  </text:list-item>
                  <text:list-item>
                    <text:p><text:span text:style-name="T41">所有程序</text:span></text:p>
                  </text:list-item>
                  <text:list-item>
                    <text:p><text:span text:style-name="T41">附件</text:span></text:p>
                  </text:list-item>
                  <text:list-item>
                    <text:p><text:span text:style-name="T41">远程桌面查看器</text:span></text:p>
                  </text:list-item>
                </text:list>
              </text:list-item>
            </text:list>
          </draw:text-box>
        </draw:frame>
        <draw:frame presentation:style-name="pr5" draw:text-style-name="P24" draw:layer="layout" svg:width="14.8cm" svg:height="11.715cm" svg:x="12.6cm" svg:y="3.685cm" presentation:class="outline" presentation:user-transformed="true">
          <draw:text-box>
            <text:list text:style-name="L2">
              <text:list-item>
                <text:p><text:span text:style-name="T41">地址</text:span></text:p>
                <text:list>
                  <text:list-item>
                    <text:p><text:span text:style-name="T42">m.hcc.io:8083</text:span><text:span text:style-name="T41">或</text:span><text:span text:style-name="T43">hcc.io:8083</text:span></text:p>
                  </text:list-item>
                </text:list>
              </text:list-item>
              <text:list-item>
                <text:p><text:span text:style-name="T41">颜色选为</text:span><text:span text:style-name="T41">24</text:span><text:span text:style-name="T41">位</text:span></text:p>
              </text:list-item>
              <text:list-item>
                <text:p><text:span text:style-name="T41">用户名为</text:span><text:span text:style-name="T44">姓名拼音首</text:span><text:span text:style-name="T44">字母</text:span></text:p>
                <text:list>
                  <text:list-item>
                    <text:p><text:span text:style-name="T41">备用</text:span><text:span text:style-name="T41">: <text:s/>hcc1 ~ hcc9</text:span></text:p>
                  </text:list-item>
                </text:list>
              </text:list-item>
              <text:list-item>
                <text:p><text:span text:style-name="T41">密码</text:span><text:span text:style-name="T41">: <text:s/></text:span><text:span text:style-name="T45">2wsx4rfv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感谢前来参加此次活动</text:p>
          </draw:text-box>
        </draw:frame>
        <draw:frame draw:style-name="gr3" draw:text-style-name="P3" draw:layer="layout" svg:width="9.134cm" svg:height="9.134cm" svg:x="2.981cm" svg:y="3.685cm" presentation:class="graphic">
          <draw:image xlink:href="Pictures/100026170000070E0000070E1AD92A0C01E28D17.svg" xlink:type="simple" xlink:show="embed" xlink:actuate="onLoad">
            <text:p/>
          </draw:image>
          <draw:image xlink:href="Pictures/100002010000004400000044E1F737B835DE7EBF.png" xlink:type="simple" xlink:show="embed" xlink:actuate="onLoad"/>
        </draw:frame>
        <draw:frame draw:style-name="gr3" draw:text-style-name="P3" draw:layer="layout" svg:width="9.134cm" svg:height="9.134cm" svg:x="15.894cm" svg:y="3.685cm" presentation:class="graphic" presentation:user-transformed="true">
          <draw:image xlink:href="Pictures/1007403200001841000018410C52C5F4BB49EBD2.svg" xlink:type="simple" xlink:show="embed" xlink:actuate="onLoad">
            <text:p/>
          </draw:image>
          <draw:image xlink:href="Pictures/10000201000000EB000000EB7B44FD59F37E0854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标准" style:font-pitch="fixed"/>
    <style:font-face style:name="courier 10 pitch1" svg:font-family="'courier 10 pitch'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FreeMono" svg:font-family="FreeMono" style:font-family-generic="modern" style:font-pitch="variable"/>
    <style:font-face style:name="思源黑体 CN Normal4" svg:font-family="'思源黑体 CN Norma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arlito" svg:font-family="Carlito" style:font-family-generic="swiss" style:font-pitch="variable"/>
    <style:font-face style:name="思源黑体 CN Normal2" svg:font-family="'思源黑体 CN Normal'" style:font-family-generic="swiss" style:font-pitch="variable"/>
    <style:font-face style:name="Lohit Devanagari" svg:font-family="'Lohit Devanagari'" style:font-family-generic="system" style:font-pitch="variable"/>
    <style:font-face style:name="思源黑体 CN Normal3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24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思源黑体 CN Normal1" fo:font-family="'思源黑体 CN Normal'" style:font-pitch="variable" fo:font-size="21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思源黑体 CN Normal1" fo:font-family="'思源黑体 CN Normal'" style:font-pitch="variable" fo:font-size="18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1.5.2$Linux_X86_64 LibreOffice_project/10$Build-2</meta:generator>
    <dc:date>2016-09-19T09:28:17.833072518</dc:date>
    <meta:editing-duration>PT8H49M40S</meta:editing-duration>
    <meta:editing-cycles>422</meta:editing-cycles>
    <meta:document-statistic meta:object-count="99"/>
  </office:meta>
</office:document-meta>
</file>